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1.963cm" style:rel-column-width="6771*"/>
    </style:style>
    <style:style style:name="Table1.B" style:family="table-column">
      <style:table-column-properties style:column-width="5.653cm" style:rel-column-width="19498*"/>
    </style:style>
    <style:style style:name="Table1.C" style:family="table-column">
      <style:table-column-properties style:column-width="1.879cm" style:rel-column-width="6479*"/>
    </style:style>
    <style:style style:name="Table1.D" style:family="table-column">
      <style:table-column-properties style:column-width="1.718cm" style:rel-column-width="5925*"/>
    </style:style>
    <style:style style:name="Table1.E" style:family="table-column">
      <style:table-column-properties style:column-width="2.252cm" style:rel-column-width="7769*"/>
    </style:style>
    <style:style style:name="Table1.F" style:family="table-column">
      <style:table-column-properties style:column-width="1.663cm" style:rel-column-width="5737*"/>
    </style:style>
    <style:style style:name="Table1.G" style:family="table-column">
      <style:table-column-properties style:column-width="2.357cm" style:rel-column-width="8127*"/>
    </style:style>
    <style:style style:name="Table1.H" style:family="table-column">
      <style:table-column-properties style:column-width="1.515cm" style:rel-column-width="5229*"/>
    </style:style>
    <style:style style:name="Table1.1" style:family="table-row">
      <style:table-row-properties style:min-row-height="0.711cm" fo:keep-together="auto"/>
    </style:style>
    <style:style style:name="Table1.A1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middle" fo:background-color="#ffffcc" fo:padding="0.097cm" fo:border="0.05pt solid #000000">
        <style:background-image/>
      </style:table-cell-properties>
    </style:style>
    <style:style style:name="Table1.2" style:family="table-row">
      <style:table-row-properties style:min-row-height="0.533cm" fo:keep-together="auto"/>
    </style:style>
    <style:style style:name="Table1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1.067cm" fo:keep-together="auto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none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D3" style:family="table-cell">
      <style:table-cell-properties fo:padding="0.097cm" fo:border-left="none" fo:border-right="0.05pt solid #000000" fo:border-top="none" fo:border-bottom="0.05pt solid #000000"/>
    </style:style>
    <style:style style:name="Table1.E3" style:family="table-cell">
      <style:table-cell-properties fo:padding="0.097cm" fo:border-left="none" fo:border-right="0.05pt solid #000000" fo:border-top="none" fo:border-bottom="0.05pt solid #000000"/>
    </style:style>
    <style:style style:name="Table1.F3" style:family="table-cell">
      <style:table-cell-properties fo:padding="0.097cm" fo:border-left="none" fo:border-right="0.05pt solid #000000" fo:border-top="none" fo:border-bottom="0.05pt solid #000000"/>
    </style:style>
    <style:style style:name="Table1.G3" style:family="table-cell">
      <style:table-cell-properties fo:padding="0.097cm" fo:border-left="none" fo:border-right="0.05pt solid #000000" fo:border-top="none" fo:border-bottom="0.05pt solid #000000"/>
    </style:style>
    <style:style style:name="Table1.H3" style:family="table-cell">
      <style:table-cell-properties fo:padding="0.097cm" fo:border-left="none" fo:border-right="0.05pt solid #000000" fo:border-top="none" fo:border-bottom="0.05pt solid #000000"/>
    </style:style>
    <style:style style:name="Table1.4" style:family="table-row">
      <style:table-row-properties style:min-row-height="0.573cm" fo:keep-together="auto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6" style:family="paragraph" style:parent-style-name="Table_20_Contents">
      <style:text-properties style:font-name="Helvetica" fo:font-size="6pt" style:font-size-asian="6pt" style:font-size-complex="6pt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Helvetica" fo:font-size="9pt" fo:font-weight="bold" fo:background-color="transparent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5" style:family="paragraph" style:parent-style-name="Table_20_Contents">
      <style:text-properties style:font-name="Helvetica" fo:font-size="9pt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1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P33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8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39" style:family="paragraph" style:parent-style-name="Standard">
      <style:paragraph-properties fo:margin-left="0.291cm" fo:margin-right="0cm" fo:text-indent="0cm" style:auto-text-indent="false" style:text-autospace="none"/>
    </style:style>
    <style:style style:name="P40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1" style:family="paragraph" style:parent-style-name="Standard">
      <style:text-properties fo:font-size="10pt" style:font-size-asian="8.75pt" style:font-size-complex="10pt"/>
    </style:style>
    <style:style style:name="P42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43" style:family="paragraph" style:parent-style-name="Standard">
      <style:text-properties fo:font-size="6pt" style:font-size-asian="5.25pt" style:font-size-complex="6pt"/>
    </style:style>
    <style:style style:name="P4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P45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P46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style:font-name="Arial" fo:font-size="10pt" officeooo:paragraph-rsid="0014df68" style:font-size-asian="10pt" style:font-size-complex="10pt"/>
    </style:style>
    <style:style style:name="P48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14df68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4df68" fo:background-color="transparent" loext:char-shading-value="0" style:font-weight-asian="bold" style:font-weight-complex="bold"/>
    </style:style>
    <style:style style:name="T11" style:family="text">
      <style:text-properties fo:background-color="transparent" loext:char-shading-value="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1a1a1a" style:font-name="Arial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1a1a1a" style:font-name="Arial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1a1a1a" style:font-name="Arial" fo:font-size="10pt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27">Cod. articolo</text:p>
            </table:table-cell>
            <table:table-cell table:style-name="Table1.A1" office:value-type="string">
              <text:p text:style-name="P27">Descrizione</text:p>
            </table:table-cell>
            <table:table-cell table:style-name="Table1.A1" office:value-type="string">
              <text:p text:style-name="P28">U.M.</text:p>
            </table:table-cell>
            <table:table-cell table:style-name="Table1.A1" office:value-type="string">
              <text:p text:style-name="P28">Q.ta</text:p>
            </table:table-cell>
            <table:table-cell table:style-name="Table1.A1" office:value-type="string">
              <text:p text:style-name="P28">Prezzo (<text:placeholder text:placeholder-type="text">&lt;o.currency_id.name or ''&gt;</text:placeholder>)</text:p>
            </table:table-cell>
            <table:table-cell table:style-name="Table1.A1" office:value-type="string">
              <text:p text:style-name="P28">Sc. %</text:p>
            </table:table-cell>
            <table:table-cell table:style-name="Table1.A1" office:value-type="string">
              <text:p text:style-name="P28">Importo (<text:placeholder text:placeholder-type="text">&lt;o.currency_id.name or ''&gt;</text:placeholder>)</text:p>
            </table:table-cell>
            <table:table-cell table:style-name="Table1.H1" office:value-type="string">
              <text:p text:style-name="P28">IVA %</text:p>
            </table:table-cell>
          </table:table-row>
        </table:table-header-rows>
        <table:table-row table:style-name="Table1.2">
          <table:table-cell table:style-name="Table1.A2" table:number-columns-spanned="8" office:value-type="string">
            <text:p text:style-name="P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6"><text:placeholder text:placeholder-type="text">&lt;line.product_id and line.product_id.code or ''&gt;</text:placeholder></text:p>
          </table:table-cell>
          <table:table-cell table:style-name="Table1.B3" office:value-type="string">
            <text:p text:style-name="P3"><text:placeholder text:placeholder-type="text">&lt;line.name or ''&gt;</text:placeholder></text:p>
          </table:table-cell>
          <table:table-cell table:style-name="Table1.C3" office:value-type="string">
            <text:p text:style-name="P7"><text:placeholder text:placeholder-type="text">&lt;line.uos_id and line.uos_id.name or ''&gt;</text:placeholder></text:p>
          </table:table-cell>
          <table:table-cell table:style-name="Table1.D3" office:value-type="string">
            <text:p text:style-name="P7"><text:placeholder text:placeholder-type="text">&lt;("%1.2f" % line.quantity) or 0.00&gt;</text:placeholder></text:p>
          </table:table-cell>
          <table:table-cell table:style-name="Table1.E3" office:value-type="string">
            <text:p text:style-name="P7"><text:placeholder text:placeholder-type="text">&lt;line.price_unit or ''&gt;</text:placeholder></text:p>
          </table:table-cell>
          <table:table-cell table:style-name="Table1.F3" office:value-type="string">
            <text:p text:style-name="P7"><text:placeholder text:placeholder-type="text">&lt;line.discount and (str('%.0f' % line.discount) +'%') or ''&gt;</text:placeholder></text:p>
          </table:table-cell>
          <table:table-cell table:style-name="Table1.G3" office:value-type="string">
            <text:p text:style-name="P7"><text:placeholder text:placeholder-type="text">&lt;line.price_subtotal or ''&gt;</text:placeholder></text:p>
          </table:table-cell>
          <table:table-cell table:style-name="Table1.H3" office:value-type="string">
            <text:p text:style-name="P29"><text:placeholder text:placeholder-type="text">&lt;line.invoice_line_tax_id and line.invoice_line_tax_id[0].description or ''&gt;</text:placeholder></text:p>
          </table:table-cell>
        </table:table-row>
        <table:table-row table:style-name="Table1.4">
          <table:table-cell table:style-name="Table1.A4" table:number-columns-spanned="8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464cm" style:rel-column-width="11948*"/>
    </style:style>
    <style:style style:name="Table3.B" style:family="table-column">
      <style:table-column-properties style:column-width="3.441cm" style:rel-column-width="11869*"/>
    </style:style>
    <style:style style:name="Table3.C" style:family="table-column">
      <style:table-column-properties style:column-width="2.91cm" style:rel-column-width="10038*"/>
    </style:style>
    <style:style style:name="Table3.D" style:family="table-column">
      <style:table-column-properties style:column-width="4.233cm" style:rel-column-width="14601*"/>
    </style:style>
    <style:style style:name="Table3.E" style:family="table-column">
      <style:table-column-properties style:column-width="4.018cm" style:rel-column-width="13858*"/>
    </style:style>
    <style:style style:name="Table3.F" style:family="table-column">
      <style:table-column-properties style:column-width="0.933cm" style:rel-column-width="3221*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4" style:family="table">
      <style:table-properties style:width="9.186cm" table:align="margins"/>
    </style:style>
    <style:style style:name="Table4.A" style:family="table-column">
      <style:table-column-properties style:column-width="9.186cm" style:rel-column-width="65535*"/>
    </style:style>
    <style:style style:name="Table4.A1" style:family="table-cell">
      <style:table-cell-properties fo:padding="0.3cm" fo:border="0.05pt solid #000000"/>
    </style:style>
    <style:style style:name="Table3.2" style:family="table-row">
      <style:table-row-properties style:min-row-height="1.432cm"/>
    </style:style>
    <style:style style:name="Table3.A2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049cm" fo:border="0.05pt solid #000000">
        <style:background-image/>
      </style:table-cell-properties>
    </style:style>
    <style:style style:name="Table3.3" style:family="table-row">
      <style:table-row-properties style:min-row-height="1.348cm"/>
    </style:style>
    <style:style style:name="Table3.A3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le3.E3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9.495cm" style:rel-column-width="32749*"/>
    </style:style>
    <style:style style:name="Table6.B" style:family="table-column">
      <style:table-column-properties style:column-width="5.212cm" style:rel-column-width="17977*"/>
    </style:style>
    <style:style style:name="Table6.C" style:family="table-column">
      <style:table-column-properties style:column-width="4.293cm" style:rel-column-width="14809*"/>
    </style:style>
    <style:style style:name="Table6.1" style:family="table-row">
      <style:table-row-properties style:min-row-height="1.372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2" style:family="table">
      <style:table-properties style:width="9.292cm" table:align="margins"/>
    </style:style>
    <style:style style:name="Table2.A" style:family="table-column">
      <style:table-column-properties style:column-width="3.097cm" style:rel-column-width="21845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2.B1" style:family="table-cell">
      <style:table-cell-properties fo:background-color="#ffffcc" fo:padding="0.097cm" fo:border="none">
        <style:background-image/>
      </style:table-cell-properties>
    </style:style>
    <style:style style:name="Table2.A2" style:family="table-cell">
      <style:table-cell-properties fo:padding="0.097cm" fo:border="none"/>
    </style:style>
    <style:style style:name="Table2.A3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2.C3" style:family="table-cell">
      <style:table-cell-properties fo:padding="0.097cm" fo:border="none"/>
    </style:style>
    <style:style style:name="Table2.A4" style:family="table-cell">
      <style:table-cell-properties fo:padding="0.097cm" fo:border="none"/>
    </style:style>
    <style:style style:name="Table6.C1" style:family="table-cell">
      <style:table-cell-properties fo:padding="0.101cm" fo:border="0.05pt solid #000000"/>
    </style:style>
    <style:style style:name="Table6.2" style:family="table-row">
      <style:table-row-properties style:row-height="1.716cm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B2" style:family="table-cell">
      <style:table-cell-properties fo:padding="0.101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MP10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1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MP12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MP13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14df68" style:font-size-asian="10pt" style:font-size-complex="10pt"/>
    </style:style>
    <style:style style:name="MP14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style:font-name="Arial" fo:font-size="10pt" officeooo:paragraph-rsid="0014df68" style:font-size-asian="10pt" style:font-size-complex="10pt"/>
    </style:style>
    <style:style style:name="MP15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6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8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1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20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1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22" style:family="paragraph" style:parent-style-name="Table_20_Contents">
      <style:text-properties style:font-name="Helvetica" fo:font-size="6pt" style:font-size-asian="6pt" style:font-size-complex="6pt"/>
    </style:style>
    <style:style style:name="MP23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4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7" style:family="paragraph" style:parent-style-name="Standard">
      <style:text-properties fo:font-size="10pt" style:font-size-asian="8.75pt" style:font-size-complex="10pt"/>
    </style:style>
    <style:style style:name="MP28" style:family="paragraph" style:parent-style-name="Table_20_Contents">
      <style:paragraph-properties fo:text-align="start" style:justify-single-word="false"/>
      <style:text-properties style:font-name="Helvetica" fo:font-size="9pt" fo:font-weight="bold" fo:background-color="transparent" style:font-size-asian="9pt" style:font-weight-asian="bold" style:font-size-complex="9pt" style:font-weight-complex="bold"/>
    </style:style>
    <style:style style:name="MP29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30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MP31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32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MP34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35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text-properties style:font-name="Helvetica" fo:font-size="9pt" style:font-size-asian="9pt" style:font-size-complex="9pt"/>
    </style:style>
    <style:style style:name="MP39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MP40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MP41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font-weight="bold" fo:background-color="transparent" loext:char-shading-value="0" style:font-weight-asian="bold" style:font-weight-complex="bold"/>
    </style:style>
    <style:style style:name="MT7" style:family="text">
      <style:text-properties fo:background-color="transparent" loext:char-shading-value="0"/>
    </style:style>
    <style:style style:name="MT8" style:family="text">
      <style:text-properties fo:font-weight="bold" officeooo:rsid="0014df68" fo:background-color="transparent" loext:char-shading-value="0" style:font-weight-asian="bold" style:font-weight-complex="bold"/>
    </style:style>
    <style:style style:name="MT9" style:family="text">
      <style:text-properties fo:color="#1a1a1a" style:font-name="Arial" fo:font-style="normal" fo:font-weight="bold" style:font-style-asian="normal" style:font-weight-asian="bold" style:font-style-complex="normal" style:font-weight-complex="bold"/>
    </style:style>
    <style:style style:name="MT10" style:family="text">
      <style:text-properties fo:color="#1a1a1a" style:font-name="Arial" fo:font-style="normal" fo:font-weight="normal" style:font-style-asian="normal" style:font-weight-asian="normal" style:font-style-complex="normal" style:font-weight-complex="normal"/>
    </style:style>
    <style:style style:name="MT11" style:family="text">
      <style:text-properties style:font-name="Arial" fo:font-weight="bold" style:font-weight-asian="bold" style:font-weight-complex="bold"/>
    </style:style>
    <style:style style:name="MT12" style:family="text">
      <style:text-properties style:font-name="Arial"/>
    </style:style>
    <style:style style:name="MT1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14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794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5.385cm" fo:margin-left="0cm" fo:margin-right="0cm" fo:margin-top="0.203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4.715cm" svg:height="1.944cm" draw:z-index="0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street or ''&gt;</text:placeholder> <text:placeholder text:placeholder-type="text">&lt;o.company_id.partner_id.street2 or ''&gt;</text:placeholder></text:p>
              <text:p text:style-name="MP5"><text:span text:style-name="MT1"><text:placeholder text:placeholder-type="text">&lt;o.company_id.partner_id.zip or ''&gt;</text:placeholder></text:span><text:span text:style-name="MT1"> </text:span><text:span text:style-name="MT1"><text:placeholder text:placeholder-type="text">&lt;o.company_id.partner_id.city or ''&gt;</text:placeholder></text:span></text:p>
              <text:p text:style-name="MP6"><text:span text:style-name="MT2">Tel: </text:span><text:span text:style-name="MT1"><text:placeholder text:placeholder-type="text">&lt;o.company_id.partner_id.phone or ''&gt;</text:placeholder></text:span></text:p>
              <text:p text:style-name="MP7"><text:span text:style-name="MT3">Fax: </text:span><text:span text:style-name="MT4"><text:placeholder text:placeholder-type="text">&lt;o.company_id.partner_id.fax or ''&gt;</text:placeholder></text:span></text:p>
              <text:p text:style-name="MP6"><text:span text:style-name="MT2">Email: </text:span><text:s/><text:span text:style-name="MT1"><text:placeholder text:placeholder-type="text">&lt;o.company_id.partner_id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7"><text:span text:style-name="MT3">CF: </text:span><text:span text:style-name="MT5"><text:placeholder text:placeholder-type="text">&lt;o.company_id.partner_id.fiscalcode or ''&gt;</text:placeholder></text:span></text:p>
              <text:p text:style-name="MP8"/>
            </table:table-cell>
            <table:covered-table-cell/>
            <table:covered-table-cell/>
            <table:table-cell table:style-name="Table3.D1" table:number-columns-spanned="3" office:value-type="string">
              <text:p text:style-name="MP9"><text:placeholder text:placeholder-type="text">&lt;setLang(o.partner_id.lang or "en_US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0"><text:placeholder text:placeholder-type="text">&lt;o.partner_id.title and o.partner_id.title.name or ''&gt;</text:placeholder> <text:placeholder text:placeholder-type="text">&lt;o.partner_id.name or ''&gt;</text:placeholder></text:p>
                    <text:p text:style-name="MP11"><text:placeholder text:placeholder-type="text">&lt;o.partner_id.street or ''&gt;</text:placeholder> <text:placeholder text:placeholder-type="text">&lt;o.partner_id.street2 or ''&gt;</text:placeholder></text:p>
                    <text:p text:style-name="MP11"><text:placeholder text:placeholder-type="text">&lt;o.partner_id.zip or ''&gt;</text:placeholder> <text:placeholder text:placeholder-type="text">&lt;o.partner_id.city or ''&gt;</text:placeholder></text:p>
                    <text:p text:style-name="MP12"/>
                    <text:p text:style-name="MP13"><text:span text:style-name="MT6">P.IVA</text:span><text:span text:style-name="MT7">: </text:span><text:span text:style-name="MT7"><text:placeholder text:placeholder-type="text">&lt;o.partner_id.vat or ''&gt;</text:placeholder></text:span></text:p>
                    <text:p text:style-name="MP13"><text:span text:style-name="MT8">C.F</text:span><text:span text:style-name="MT7">: </text:span><text:span text:style-name="MT7"><text:placeholder text:placeholder-type="text">&lt;o.partner_id.fiscalcode or ''&gt;</text:placeholder></text:span></text:p>
                    <text:p text:style-name="MP14"><text:span text:style-name="Teletype"><text:span text:style-name="MT9">TEL: </text:span></text:span><text:span text:style-name="Teletype"><text:span text:style-name="MT10"><text:placeholder text:placeholder-type="text">&lt;o.partner_id.phone or ''&gt;</text:placeholder></text:span></text:span></text:p>
                    <text:p text:style-name="MP15"><text:span text:style-name="Teletype"><text:span text:style-name="MT11">FAX: </text:span></text:span><text:span text:style-name="Teletype"><text:span text:style-name="MT12"><text:placeholder text:placeholder-type="text">&lt;o.partner_id.fax or ''&gt;</text:placeholder></text:span></text:span></text:p>
                    <text:p text:style-name="MP11"/>
                    <text:p text:style-name="MP16"><text:span text:style-name="Teletype"><text:span text:style-name="MT13"/></text:span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7">N° documento</text:p>
              <text:p text:style-name="MP18"/>
              <text:p text:style-name="MP19"><text:placeholder text:placeholder-type="text">&lt;o.number or ''&gt;</text:placeholder></text:p>
            </table:table-cell>
            <table:table-cell table:style-name="Table3.A2" office:value-type="string">
              <text:p text:style-name="MP17">Data emissione</text:p>
              <text:p text:style-name="MP17"/>
              <text:p text:style-name="MP19"><text:placeholder text:placeholder-type="text">&lt;o.date_invoice and formatLang(o.date_invoice,date=True) or ''&gt;</text:placeholder></text:p>
            </table:table-cell>
            <table:table-cell table:style-name="Table3.A2" office:value-type="string">
              <text:p text:style-name="MP17">Ref. commerciale</text:p>
              <text:p text:style-name="MP17"/>
              <text:p text:style-name="MP20"><text:placeholder text:placeholder-type="text">&lt;o.user_id and o.user_id.name or ''&gt;</text:placeholder></text:p>
            </table:table-cell>
            <table:table-cell table:style-name="Table3.A2" office:value-type="string">
              <text:p text:style-name="MP17">Tipo</text:p>
              <text:p text:style-name="MP21"/>
              <text:p text:style-name="MP20"><text:placeholder text:placeholder-type="text">&lt;get_selection_item(o,'type')&gt;</text:placeholder></text:p>
            </table:table-cell>
            <table:table-cell table:style-name="Table3.A2" office:value-type="string">
              <text:p text:style-name="MP22">Cod. Cliente</text:p>
              <text:p text:style-name="MP17"/>
              <text:p text:style-name="MP20"><text:placeholder text:placeholder-type="text">&lt;o.partner_id.ref or ''&gt;</text:placeholder></text:p>
            </table:table-cell>
            <table:table-cell table:style-name="Table3.F2" office:value-type="string">
              <text:p text:style-name="MP22">Pag.</text:p>
              <text:p text:style-name="MP22"/>
              <text:p text:style-name="MP23"><text:page-number text:select-page="current">1</text:page-number>/<text:page-count>1</text:page-count> </text:p>
            </table:table-cell>
          </table:table-row>
          <table:table-row table:style-name="Table3.3">
            <table:table-cell table:style-name="Table3.A3" table:number-columns-spanned="2" office:value-type="string">
              <text:p text:style-name="MP22">Descrizione pagamento</text:p>
              <text:p text:style-name="MP22"/>
              <text:p text:style-name="MP24"><text:placeholder text:placeholder-type="text">&lt;o.payment_term and o.payment_term.name or ''&gt;</text:placeholder></text:p>
              <text:p text:style-name="MP25"/>
            </table:table-cell>
            <table:covered-table-cell/>
            <table:table-cell table:style-name="Table3.A3" table:number-columns-spanned="2" office:value-type="string">
              <text:p text:style-name="MP22">Ns. IBAN</text:p>
              <text:p text:style-name="MP22"/>
              <text:p text:style-name="MP26"><text:placeholder text:placeholder-type="text">&lt;o.company_id.partner_id.bank_ids and o.company_id.partner_id.bank_ids[0].iban or ''&gt;</text:placeholder></text:p>
            </table:table-cell>
            <table:covered-table-cell/>
            <table:table-cell table:style-name="Table3.E3" table:number-columns-spanned="2" office:value-type="string">
              <text:p text:style-name="MP22">BIC / SWIFT</text:p>
              <text:p text:style-name="MP22"/>
              <text:p text:style-name="MP26"><text:placeholder text:placeholder-type="text">&lt;o.company_id.partner_id.bank_ids and o.company_id.partner_id.bank_ids[0].bank and o.company_id.partner_id.bank_ids[0].bank.bic or ''&gt;</text:placeholder></text:p>
            </table:table-cell>
            <table:covered-table-cell/>
          </table:table-row>
        </table:table>
        <text:p text:style-name="MP27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8">Riepilogo IVA</text:p>
              <table:table table:name="Table2" table:style-name="Table2">
                <table:table-column table:style-name="Table2.A" table:number-columns-repeated="3"/>
                <table:table-row>
                  <table:table-cell table:style-name="Table2.A1" office:value-type="string">
                    <text:p text:style-name="MP29"/>
                  </table:table-cell>
                  <table:table-cell table:style-name="Table2.B1" office:value-type="string">
                    <text:p text:style-name="MP30">Imponibile</text:p>
                  </table:table-cell>
                  <table:table-cell table:style-name="Table2.B1" office:value-type="string">
                    <text:p text:style-name="MP30">Importo</text:p>
                  </table:table-cell>
                </table:table-row>
                <table:table-row>
                  <table:table-cell table:style-name="Table2.A4" table:number-columns-spanned="3" office:value-type="string">
                    <text:p text:style-name="MP31"><text:placeholder text:placeholder-type="text">&lt;for each="line in o.tax_line"&gt;</text:placeholder></text:p>
                  </table:table-cell>
                  <table:covered-table-cell/>
                  <table:covered-table-cell/>
                </table:table-row>
                <table:table-row>
                  <table:table-cell table:style-name="Table2.C3" office:value-type="string">
                    <text:p text:style-name="MP31"><text:placeholder text:placeholder-type="text">&lt;line.name.replace('(debito)','').replace('(credito)','') or ''&gt;</text:placeholder></text:p>
                  </table:table-cell>
                  <table:table-cell table:style-name="Table2.C3" office:value-type="string">
                    <text:p text:style-name="MP32"><text:placeholder text:placeholder-type="text">&lt;line.base or ''&gt;</text:placeholder></text:p>
                  </table:table-cell>
                  <table:table-cell table:style-name="Table2.C3" office:value-type="string">
                    <text:p text:style-name="MP32"><text:placeholder text:placeholder-type="text">&lt;line.amount or ''&gt;</text:placeholder></text:p>
                  </table:table-cell>
                </table:table-row>
                <table:table-row>
                  <table:table-cell table:style-name="Table2.A4" table:number-columns-spanned="3" office:value-type="string">
                    <text:p text:style-name="MP31"><text:placeholder text:placeholder-type="text">&lt;/for&gt;</text:placeholder></text:p>
                  </table:table-cell>
                  <table:covered-table-cell/>
                  <table:covered-table-cell/>
                </table:table-row>
              </table:table>
              <text:p text:style-name="MP33"/>
            </table:table-cell>
            <table:table-cell table:style-name="Table6.A1" office:value-type="string">
              <text:p text:style-name="MP34">Totale imponibile (<text:span text:style-name="MT14"><text:placeholder text:placeholder-type="text">&lt;o.currency_id.name or ''&gt;</text:placeholder></text:span>)</text:p>
              <text:p text:style-name="MP35"/>
              <text:p text:style-name="MP36"><text:placeholder text:placeholder-type="text">&lt;o.amount_untaxed&gt;</text:placeholder></text:p>
            </table:table-cell>
            <table:table-cell table:style-name="Table6.C1" office:value-type="string">
              <text:p text:style-name="MP34">Totale IVA (<text:span text:style-name="MT14"><text:placeholder text:placeholder-type="text">&lt;o.currency_id.name or ''&gt;</text:placeholder></text:span>)</text:p>
              <text:p text:style-name="MP37"/>
              <text:p text:style-name="MP36"><text:placeholder text:placeholder-type="text">&lt;o.amount_tax&gt;</text:placeholder></text:p>
            </table:table-cell>
          </table:table-row>
          <table:table-row table:style-name="Table6.2">
            <table:table-cell table:style-name="Table6.A2" office:value-type="string">
              <text:p text:style-name="MP38">Note</text:p>
              <text:p text:style-name="MP38"/>
              <text:p text:style-name="MP39"><text:placeholder text:placeholder-type="text">&lt;o.comment or ''&gt;</text:placeholder></text:p>
            </table:table-cell>
            <table:table-cell table:style-name="Table6.B2" table:number-columns-spanned="2" office:value-type="string">
              <text:p text:style-name="MP37">Totale documento (<text:placeholder text:placeholder-type="text">&lt;o.currency_id.name or ''&gt;</text:placeholder>)</text:p>
              <text:p text:style-name="MP37"/>
              <text:p text:style-name="MP40"><text:placeholder text:placeholder-type="text">&lt;o.amount_total&gt;</text:placeholder></text:p>
              <text:p text:style-name="MP36"/>
            </table:table-cell>
            <table:covered-table-cell/>
          </table:table-row>
        </table:table>
        <text:p text:style-name="MP4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5-09-21T19:41:06.953520745</dc:date>
    <meta:editing-duration>P1DT19H26M58S</meta:editing-duration>
    <meta:editing-cycles>226</meta:editing-cycles>
    <meta:generator>LibreOffice/4.4.3.2$Linux_X86_64 LibreOffice_project/40m0$Build-2</meta:generator>
    <dc:creator>Luca </dc:creator>
    <meta:document-statistic meta:table-count="5" meta:image-count="0" meta:object-count="0" meta:page-count="1" meta:paragraph-count="68" meta:word-count="239" meta:character-count="2516" meta:non-whitespace-character-count="2343"/>
    <meta:user-defined meta:name="Info 1">http://localhost:8069</meta:user-defined>
    <meta:user-defined meta:name="Info 2"/>
    <meta:user-defined meta:name="Info 3"/>
    <meta:user-defined meta:name="Info 4"/>
  </office:meta>
</office:document-meta>
</file>